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88cf" officeooo:paragraph-rsid="001c88cf"/>
    </style:style>
    <style:style style:name="P2" style:family="paragraph" style:parent-style-name="Standard">
      <style:text-properties officeooo:rsid="001c88cf" officeooo:paragraph-rsid="0021b73f"/>
    </style:style>
    <style:style style:name="P3" style:family="paragraph" style:parent-style-name="Standard">
      <style:text-properties officeooo:rsid="001c88cf" officeooo:paragraph-rsid="002ad0df"/>
    </style:style>
    <style:style style:name="P4" style:family="paragraph" style:parent-style-name="Standard">
      <style:text-properties officeooo:rsid="001c88cf" officeooo:paragraph-rsid="0034fc83"/>
    </style:style>
    <style:style style:name="P5" style:family="paragraph" style:parent-style-name="Standard">
      <style:text-properties officeooo:rsid="0020cae0" officeooo:paragraph-rsid="002ad0df"/>
    </style:style>
    <style:style style:name="P6" style:family="paragraph" style:parent-style-name="Standard">
      <style:text-properties officeooo:rsid="00260ad0" officeooo:paragraph-rsid="00260ad0"/>
    </style:style>
    <style:style style:name="P7" style:family="paragraph" style:parent-style-name="Standard">
      <style:text-properties officeooo:rsid="002731bc" officeooo:paragraph-rsid="002df383"/>
    </style:style>
    <style:style style:name="T1" style:family="text">
      <style:text-properties officeooo:rsid="001c88cf"/>
    </style:style>
    <style:style style:name="T2" style:family="text">
      <style:text-properties officeooo:rsid="001d84f4"/>
    </style:style>
    <style:style style:name="T3" style:family="text">
      <style:text-properties officeooo:rsid="001efa51"/>
    </style:style>
    <style:style style:name="T4" style:family="text">
      <style:text-properties officeooo:rsid="001f512f"/>
    </style:style>
    <style:style style:name="T5" style:family="text">
      <style:text-properties officeooo:rsid="0021b73f"/>
    </style:style>
    <style:style style:name="T6" style:family="text">
      <style:text-properties officeooo:rsid="002381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1c88cf" style:text-blinking="false" fo:background-color="transparent" loext:char-shading-value="0"/>
    </style:style>
    <style:style style:name="T9" style:family="text">
      <style:text-properties officeooo:rsid="00260ad0"/>
    </style:style>
    <style:style style:name="T10" style:family="text">
      <style:text-properties officeooo:rsid="0027bc6d"/>
    </style:style>
    <style:style style:name="T11" style:family="text">
      <style:text-properties officeooo:rsid="0028d4d0"/>
    </style:style>
    <style:style style:name="T12" style:family="text">
      <style:text-properties officeooo:rsid="003010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ank you to all reviewers for your detailed and thoughtful comments</text:p>
      <text:p text:style-name="P1"></text:p>
      <text:p text:style-name="P4">We apologise for the confusing/missing definitions and lack of intuition for algorithm 2.<text:span text:style-name="T10"> We will certainly clarify this section. </text:span>As you had similar questions, we address them together here and then provide specific feedback on the remainder of the paper. <text:s/></text:p>
      <text:p text:style-name="P1"/>
      <text:p text:style-name="P1">Pa_Y(X) is the realization of the variables in X that are (direct) parents of Y.</text:p>
      <text:p text:style-name="P1"/>
      <text:p text:style-name="P6">P_a{Pa_Y(X)} is the probability of Pa_Y(X) given we select action a</text:p>
      <text:p text:style-name="P1"></text:p>
      <text:p text:style-name="P1"><text:span text:style-name="T10">The definition of </text:span>R_a on l483 <text:span text:style-name="T10">should now make sense</text:span>. It is an importance weighted estimator where the target distribution is P_<text:span text:style-name="T9">a</text:span>{Pa_Y(X)} and the sampling distribution, Q, is a weighted average over the target distributions for the allowable actions with weights eta.</text:p>
      <text:p text:style-name="P1"></text:p>
      <text:p text:style-name="P1">R_a will be large if we get an assignment to the parents of Y that is likely given action a but unlikely given we sample from Q. <text:s/>m(eta) is the largest (over a) expected value of R_a. A large expected value of R_a implies it will be difficult to get a good estimate for that action as we expect only a few (highly weighted) samples to contribute. <text:s/>We select eta* to minimise m(eta) such that our estimates are not too uncertain for any action. m(eta*) can then be interpreted as a measure of the underlying difficulty of the problem, which we connect back to m in alg.1.</text:p>
      <text:p text:style-name="P1"></text:p>
      <text:p text:style-name="P1">mu_I is the true expected reward for the action the algorithm estimates to be optimal at time T. It should have been denoted mu_a^*_T, consistent with the remainder of the paper. </text:p>
      <text:p text:style-name="P1"></text:p>
      <text:p text:style-name="P1">We don't directly generalize <text:span text:style-name="T11">alg.1</text:span> as it is no longer optimal to trade off between observing to learn about multiple actions and explicitly selecting hard to learn actions. Instead we need to optimize the assignment of samples to actions in a way that takes advantage the <text:span text:style-name="T3">more </text:span>complex ways a general causal graph provides information about the reward for one action given we <text:span text:style-name="T3">take an alternate one.</text:span> </text:p>
      <text:p text:style-name="P1"></text:p>
      <text:p text:style-name="P1">Reviewer 1</text:p>
      <text:p text:style-name="P1"></text:p>
      <text:p text:style-name="P1"><text:span text:style-name="T4">I</text:span>ncorporating causal structure into a bandit algorithm allows us to extract information about the results of multiple actions at each timestep. This <text:span text:style-name="T4">lets</text:span> <text:span text:style-name="T9">the</text:span> agent hone in on optimal actions much more quickly as demonstrated in figure <text:span text:style-name="T6">5</text:span>. <text:s text:c="2"/>Estimating P(Y|X1...XN) and P(X1...XN) would require (without assumptions assumptions on the reward function) a number of estimators that grows exponentially with the number of variables. It is e<text:span text:style-name="T4">xactly</text:span> this issue our <text:span text:style-name="T4">approach addresses</text:span>. We will make this key point clearer. <text:s/></text:p>
      <text:p text:style-name="P1"/>
      <text:p text:style-name="P5">Simple regret is one of two standard approaches to measuring performance in the bandit community . We focus on it as it is tractable to analyse and captures the key aspects of the problem, in particular the problem difficulty measure, m, which summarises how much useful information the causal graph provides. <text:span text:style-name="T1">Finite time regret </text:span>guarantees<text:span text:style-name="T1"> are the gold standard for sequential decision </text:span>making<text:span text:style-name="T1"> problems (while </text:span>asymptotic<text:span text:style-name="T1"> results are </text:span>typically<text:span text:style-name="T1"> less </text:span>relevant<text:span text:style-name="T1"> for practical performance)</text:span></text:p>
      <text:p text:style-name="P5"/>
      <text:p text:style-name="P7">For alg1, in practice we would include the data from the observational phase in the estimates for the actions with low natural probability. However this slightly complicates the proofs and does not improve the minmax regret bounds. We will add a remark. <text:s/></text:p>
      <text:p text:style-name="P7"/>
      <text:p text:style-name="P7">Contextual bandits require that the additional information is available before the agent selects an action as noted in l141.</text:p>
      <text:p text:style-name="P5"/>
      <text:p text:style-name="P3">Although the idea of combining causality with bandit algorithms has been considered before, the <text:soft-page-break/>way in which we connect causal graphs to bandit problems is (to our knowledge) novel and quite general. Certainly in most real applications there will be some uncertainty in the causal model and this is a very interesting (and challenging) topic for future research. However we believe this work to be an important first step and worthy of publication. </text:p>
      <text:p text:style-name="P1"/>
      <text:p text:style-name="P2">We are sorry for the difficulty in following the proofs. We will include more steps and references <text:span text:style-name="T5">in the supplementary material</text:span>.</text:p>
      <text:p text:style-name="P2"/>
      <text:p text:style-name="P1">Reviewer 2</text:p>
      <text:p text:style-name="P1">Thank you for spotting the typos in eqn. (2) and the do() expression in section 4. </text:p>
      <text:p text:style-name="P1"></text:p>
      <text:p text:style-name="P1">You are also correct with regard to estimating P(Y|do(X2)) via X3. We should let X1==X2==X3 or replace figure 2 with the simpler graph X1 -&gt; X2 -&gt; Y, X1 -&gt; Y.</text:p>
      <text:p text:style-name="P1"></text:p>
      <text:p text:style-name="P1">Reviewer 4</text:p>
      <text:p text:style-name="P1">Thank you for the detailed notes on typos. These will be fixed. </text:p>
      <text:p text:style-name="P1"></text:p>
      <text:p text:style-name="P1">We don't know of any algorithms comparable to alg.1 and the measure of problem difficulty, <text:span text:style-name="T6">m,</text:span> is also novel.</text:p>
      <text:p text:style-name="P1"></text:p>
      <text:p text:style-name="P1">Although trivial, it is causal theory that tells us the interventional and conditional probabilities are equal in the parallel bandit setting. <text:span text:style-name="T12">A</text:span>lgorithms 1 &amp; 2 both <text:span text:style-name="T12">exploit</text:span> this causal structure to beat the standard algorithms. We presented this setting so as to allow comparison between alg.1 and alg.2. We will add additional experiments for the general setting to the supplementary material. </text:p>
      <text:p text:style-name="P1"></text:p>
      <text:p text:style-name="P1">The experiments demonstrate the causal algorithms exploit the additional assumptions to escape the <text:s/>lower bounds that apply to standard simple regret algorithms. All other algorithms will be subject to these bounds and thus perform similarly, however we can add additional cur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20:25:31.609692085</meta:creation-date>
    <dc:date>2016-03-28T21:37:53.562607663</dc:date>
    <meta:editing-duration>PT1H1M32S</meta:editing-duration>
    <meta:editing-cycles>20</meta:editing-cycles>
    <meta:generator>LibreOffice/4.2.8.2$Linux_X86_64 LibreOffice_project/420m0$Build-2</meta:generator>
    <meta:document-statistic meta:table-count="0" meta:image-count="0" meta:object-count="0" meta:page-count="2" meta:paragraph-count="35" meta:word-count="817" meta:character-count="4987" meta:non-whitespace-character-count="4147"/>
  </office:meta>
</office:document-meta>
</file>